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e1" style:family="table">
      <style:table-properties style:width="9.208cm" fo:margin-left="8.89cm" table:align="left" style:writing-mode="lr-tb"/>
    </style:style>
    <style:style style:name="Table1.A" style:family="table-column">
      <style:table-column-properties style:column-width="9.20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bold" fo:background-color="transparent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bold" fo:background-color="transparent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6pt" fo:language="pt" fo:country="BR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6pt" fo:language="pt" fo:country="BR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fo:background-color="transparent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fo:background-color="transparent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  <style:tab-stop style:position="1.244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style="normal" fo:font-weight="bold" fo:background-color="transparent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style="normal" fo:font-weight="bold" fo:background-color="transparent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break-before="pag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7" style:family="paragraph" style:parent-style-name="Standard">
      <style:paragraph-properties fo:text-align="center" style:justify-single-word="false" style:text-autospace="none"/>
    </style:style>
    <style:style style:name="P18" style:family="paragraph" style:parent-style-name="Standard">
      <style:paragraph-properties fo:text-align="end" style:justify-single-word="false" style:text-autospace="none"/>
      <style:text-properties fo:font-size="9pt" style:font-size-asian="9pt"/>
    </style:style>
    <style:style style:name="P19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</style:style>
    <style:style style:name="P20" style:family="paragraph" style:parent-style-name="Standard">
      <style:paragraph-properties fo:text-align="end" style:justify-single-word="false" style:text-autospace="none"/>
      <style:text-properties fo:font-size="6pt" style:font-size-asian="5.25pt" style:font-size-complex="6pt"/>
    </style:style>
    <style:style style:name="P21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fo:font-size="6pt" style:font-size-asian="5.25pt" style:font-size-complex="6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6pt" fo:font-weight="bold" style:font-size-asian="5.25pt" style:font-weight-asian="bold" style:font-size-complex="6pt"/>
    </style:style>
    <style:style style:name="P23" style:family="paragraph" style:parent-style-name="Standard">
      <style:text-properties style:use-window-font-color="true" style:font-name="Times New Roman" fo:font-size="6pt" fo:language="pt" fo:country="BR" fo:font-weight="normal" fo:background-color="transparent" style:font-name-asian="Times New Roman" style:font-size-asian="5.25pt" style:font-weight-asian="normal" style:font-name-complex="Times New Roman" style:font-size-complex="6pt" style:language-complex="ar" style:country-complex="SA" style:font-weight-complex="normal"/>
    </style:style>
    <style:style style:name="P24" style:family="paragraph" style:parent-style-name="Standard">
      <style:paragraph-properties fo:margin-left="0.053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style="normal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style="normal" fo:font-weight="bold" fo:background-color="transparent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style="normal" fo:font-weight="bold" fo:background-color="transparent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P28" style:family="paragraph" style:parent-style-name="Standard">
      <style:paragraph-properties fo:margin-left="0cm" fo:margin-right="0cm" fo:text-align="justify" style:justify-single-word="false" fo:text-indent="1.905cm" style:auto-text-indent="false" style:text-autospace="none"/>
      <style:text-properties fo:font-size="6pt" style:font-size-asian="5.25pt" style:font-size-complex="6pt"/>
    </style:style>
    <style:style style:name="P29" style:family="paragraph" style:parent-style-name="Standard">
      <style:paragraph-properties fo:margin-left="0.635cm" fo:margin-right="0cm" fo:text-align="justify" style:justify-single-word="false" fo:text-indent="-0.635cm" style:auto-text-indent="false" style:text-autospace="none">
        <style:tab-stops>
          <style:tab-stop style:position="0.635cm"/>
        </style:tab-stops>
      </style:paragraph-properties>
      <style:text-properties fo:font-size="9pt" style:font-size-asian="9pt"/>
    </style:style>
    <style:style style:name="P30" style:family="paragraph" style:parent-style-name="Standard">
      <style:paragraph-properties fo:margin-left="0.635cm" fo:margin-right="0cm" fo:text-align="justify" style:justify-single-word="false" fo:text-indent="-0.635cm" style:auto-text-indent="false" style:text-autospace="none"/>
      <style:text-properties fo:font-size="6pt" style:font-size-asian="5.25pt" style:font-size-complex="6pt"/>
    </style:style>
    <style:style style:name="P31" style:family="paragraph" style:parent-style-name="Standard">
      <style:paragraph-properties fo:margin-left="-0.026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2" style:family="paragraph" style:parent-style-name="Standard">
      <style:paragraph-properties fo:margin-left="0.079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fo:background-color="#ffff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3" style:family="paragraph" style:parent-style-name="Standard">
      <style:paragraph-properties fo:margin-left="0.079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style="normal" fo:font-weight="bold" fo:background-color="transparent" style:font-name-asian="Times New Roman" style:font-size-asian="10.5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P34" style:family="paragraph" style:parent-style-name="Standard">
      <style:paragraph-properties fo:margin-left="-1.27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5" style:family="paragraph" style:parent-style-name="Standard">
      <style:paragraph-properties fo:margin-left="-1.032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  <style:tab-stop style:position="1.244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7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8" style:family="paragraph" style:parent-style-name="Standard" style:list-style-name="L3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9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4pt" fo:language="pt" fo:country="BR" fo:font-weight="bold" officeooo:rsid="000aad2b" officeooo:paragraph-rsid="000aad2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0" style:family="paragraph" style:parent-style-name="Standard" style:list-style-name="L1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1" style:family="paragraph" style:parent-style-name="Standard" style:list-style-name="L3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42" style:family="paragraph" style:parent-style-name="Standard" style:list-style-name="L6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Standard" style:list-style-name="L7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Standard" style:list-style-name="L7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Standard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/>
    </style:style>
    <style:style style:name="P46" style:family="paragraph" style:parent-style-name="Standard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 style:list-style-name="L5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8" style:family="paragraph" style:parent-style-name="Standard" style:list-style-name="L5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bold" fo:background-color="transparent" style:font-name-asian="Times New Roman" style:font-size-asian="10.5pt" style:font-weight-asian="bold" style:font-name-complex="Times New Roman" style:font-size-complex="12pt" style:language-complex="ar" style:country-complex="SA" style:font-weight-complex="bold"/>
    </style:style>
    <style:style style:name="P49" style:family="paragraph" style:parent-style-name="Standard" style:master-page-name="Landscape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6pt" fo:language="pt" fo:country="BR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50" style:family="paragraph" style:parent-style-name="Standard" style:list-style-name="L2">
      <style:paragraph-properties fo:margin-left="0.053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/>
    </style:style>
    <style:style style:name="P51" style:family="paragraph" style:parent-style-name="Standard" style:list-style-name="L2">
      <style:paragraph-properties fo:margin-left="0.053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background-color="transparent"/>
    </style:style>
    <style:style style:name="P52" style:family="paragraph" style:parent-style-name="Standard" style:list-style-name="L2">
      <style:paragraph-properties fo:margin-left="0.053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3" style:family="paragraph" style:parent-style-name="Standard" style:list-style-name="L2">
      <style:paragraph-properties fo:margin-left="0.053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fo:background-color="#ffff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4" style:family="paragraph" style:parent-style-name="Standard" style:list-style-name="L8">
      <style:paragraph-properties fo:margin-left="0.053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-0.476cm"/>
        </style:tab-stops>
      </style:paragraph-properties>
    </style:style>
    <style:style style:name="P55" style:family="paragraph" style:parent-style-name="Standard" style:list-style-name="L8">
      <style:paragraph-properties fo:margin-left="0.053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-0.476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6" style:family="paragraph" style:parent-style-name="Standard" style:list-style-name="L8">
      <style:paragraph-properties fo:margin-left="0.053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-0.476cm"/>
        </style:tab-stops>
      </style:paragraph-properties>
      <style:text-properties style:use-window-font-color="true" style:font-name="Times New Roman" fo:font-size="12pt" fo:language="pt" fo:country="BR" fo:font-weight="normal" fo:background-color="#ffff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7" style:family="paragraph" style:parent-style-name="Standard" style:list-style-name="L8">
      <style:paragraph-properties fo:margin-left="0.053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-0.476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8" style:family="paragraph" style:parent-style-name="Standard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.079cm" style:auto-text-indent="false"/>
      <style:text-properties fo:language="pt" fo:country="BR" fo:background-color="transparent"/>
    </style:style>
    <style:style style:name="P59" style:family="paragraph" style:parent-style-name="Standard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.079cm" style:auto-text-indent="false"/>
      <style:text-properties fo:language="pt" fo:country="BR"/>
    </style:style>
    <style:style style:name="P60" style:family="paragraph" style:parent-style-name="Standard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.106cm" style:auto-text-indent="false"/>
      <style:text-properties fo:language="pt" fo:country="BR"/>
    </style:style>
    <style:style style:name="P61" style:family="paragraph" style:parent-style-name="Standard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.106cm" style:auto-text-indent="false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62" style:family="paragraph" style:parent-style-name="Standard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.106cm" style:auto-text-indent="false"/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63" style:family="paragraph" style:parent-style-name="Standard" style:list-style-name="L2">
      <style:paragraph-properties fo:margin-left="0.079cm" fo:margin-right="0cm" fo:margin-top="0cm" fo:margin-bottom="0cm" loext:contextual-spacing="false" fo:line-height="100%" fo:text-align="justify" style:justify-single-word="false" fo:text-indent="0cm" style:auto-text-indent="false"/>
      <style:text-properties fo:language="pt" fo:country="BR" fo:background-color="#ffffff" style:language-complex="ar" style:country-complex="SA"/>
    </style:style>
    <style:style style:name="P64" style:family="paragraph" style:parent-style-name="Standard" style:list-style-name="L2">
      <style:paragraph-properties fo:margin-left="0.079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65" style:family="paragraph" style:parent-style-name="Standard" style:list-style-name="L2">
      <style:paragraph-properties fo:margin-left="0.079cm" fo:margin-right="0cm" fo:margin-top="0cm" fo:margin-bottom="0cm" loext:contextual-spacing="false" fo:line-height="100%" fo:text-align="justify" style:justify-single-word="false" fo:text-indent="0cm" style:auto-text-indent="false"/>
      <style:text-properties style:use-window-font-color="true" style:font-name="Times New Roman" fo:font-size="12pt" fo:language="pt" fo:country="BR" fo:font-weight="normal" fo:background-color="#ffff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66" style:family="paragraph" style:parent-style-name="Standard" style:list-style-name="L2">
      <loext:graphic-properties draw:fill="solid" draw:fill-color="#ffffff" draw:opacity="100%"/>
      <style:paragraph-properties fo:margin-left="0.079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style:use-window-font-color="true" style:font-name="Times New Roman" fo:font-size="12pt" fo:language="pt" fo:country="BR" fo:font-weight="normal" fo:background-color="#fffff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67" style:family="paragraph" style:parent-style-name="Standard" style:list-style-name="L4">
      <style:paragraph-properties fo:margin-top="0cm" fo:margin-bottom="0cm" loext:contextual-spacing="false" fo:line-height="100%" fo:text-align="justify" style:justify-single-word="false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style="normal" fo:font-weight="normal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68" style:family="paragraph" style:parent-style-name="Standard" style:list-style-name="L2">
      <style:paragraph-properties fo:margin-left="-1.27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69" style:family="paragraph" style:parent-style-name="Standard" style:list-style-name="L2">
      <style:paragraph-properties fo:margin-left="-1.27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0" style:family="paragraph" style:parent-style-name="Standard" style:list-style-name="L2">
      <style:paragraph-properties fo:margin-left="-1.27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1" style:family="paragraph" style:parent-style-name="Standard" style:list-style-name="L2">
      <style:paragraph-properties fo:margin-left="-0.582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2" style:family="paragraph" style:parent-style-name="Standard" style:list-style-name="L2">
      <style:paragraph-properties fo:margin-left="-0.582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>
        <style:tab-stops>
          <style:tab-stop style:position="0.543cm"/>
        </style:tab-stops>
      </style:paragraph-properties>
      <style:text-properties style:use-window-font-color="true" style:font-name="Times New Roman" fo:font-size="12pt" fo:language="pt" fo:country="BR" fo:font-weight="normal" fo:background-color="transparent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background-color="transparent" loext:char-shading-value="0" style:font-style-asian="italic" style:font-style-complex="italic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style:language-asian="pt" style:country-asian="BR"/>
    </style:style>
    <style:style style:name="T8" style:family="text">
      <style:text-properties fo:font-size="9pt" style:font-size-asian="9pt"/>
    </style:style>
    <style:style style:name="T9" style:family="text">
      <style:text-properties fo:font-size="9pt" fo:font-weight="bold" style:font-size-asian="9pt" style:font-weight-asian="bold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style:text-position="super 58%" style:text-underline-style="solid" style:text-underline-width="auto" style:text-underline-color="font-color" fo:font-weight="bold" style:font-weight-asian="bold"/>
    </style:style>
    <style:style style:name="T14" style:family="text">
      <style:text-properties style:text-position="super 58%" fo:font-size="9pt" style:text-underline-style="solid" style:text-underline-width="auto" style:text-underline-color="font-color" style:font-size-asian="9pt"/>
    </style:style>
    <style:style style:name="T15" style:family="text">
      <style:text-properties fo:background-color="#ffffff" loext:char-shading-value="0"/>
    </style:style>
    <style:style style:name="T16" style:family="text">
      <style:text-properties officeooo:rsid="00109fc4" fo:background-color="#ffffff" loext:char-shading-value="0"/>
    </style:style>
    <style:style style:name="T17" style:family="text">
      <style:text-properties style:use-window-font-color="true" style:font-name="Times New Roman" fo:font-size="12pt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8" style:family="text">
      <style:text-properties style:use-window-font-color="true" style:font-name="Times New Roman" fo:font-size="12pt" fo:font-weight="normal" officeooo:rsid="000cbeb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9" style:family="text">
      <style:text-properties style:use-window-font-color="true" style:font-name="Times New Roman" fo:font-size="12pt" fo:language="pt" fo:country="BR" fo:font-weight="normal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0" style:family="text">
      <style:text-properties style:use-window-font-color="true" style:font-name="Times New Roman" fo:font-size="12pt" fo:language="pt" fo:country="BR" fo:font-weight="normal" officeooo:rsid="0014b8ea" fo:background-color="transparent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1" style:family="text">
      <style:text-properties style:use-window-font-color="true" style:font-name="Times New Roman" fo:font-size="12pt" fo:language="pt" fo:country="BR" fo:font-weight="normal" fo:background-color="#ffffff" loext:char-shading-value="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2" style:family="text">
      <style:text-properties style:use-window-font-color="true" style:font-name="Times New Roman" fo:font-size="12pt" fo:language="pt" fo:country="BR" fo:font-style="italic" fo:font-weight="normal" fo:background-color="transparent" loext:char-shading-value="0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23" style:family="text">
      <style:text-properties style:use-window-font-color="true" style:font-name="Times New Roman" fo:font-size="12pt" fo:font-style="italic" fo:font-weight="normal" style:font-name-asian="Times New Roman" style:font-size-asian="12pt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24" style:family="text">
      <style:text-properties officeooo:rsid="0007b224"/>
    </style:style>
    <style:style style:name="T25" style:family="text">
      <style:text-properties officeooo:rsid="0008fee7"/>
    </style:style>
    <style:style style:name="T26" style:family="text">
      <style:text-properties officeooo:rsid="0009c002"/>
    </style:style>
    <style:style style:name="T27" style:family="text">
      <style:text-properties officeooo:rsid="000b1d55"/>
    </style:style>
    <style:style style:name="T28" style:family="text">
      <style:text-properties officeooo:rsid="000b3ddf"/>
    </style:style>
    <style:style style:name="T29" style:family="text">
      <style:text-properties officeooo:rsid="000cbebf"/>
    </style:style>
    <style:style style:name="T30" style:family="text">
      <style:text-properties officeooo:rsid="000d40c6"/>
    </style:style>
    <style:style style:name="T31" style:family="text">
      <style:text-properties officeooo:rsid="000f1f91"/>
    </style:style>
    <style:style style:name="T32" style:family="text">
      <style:text-properties officeooo:rsid="00109fc4"/>
    </style:style>
    <style:style style:name="T33" style:family="text">
      <style:text-properties officeooo:rsid="00121966"/>
    </style:style>
    <style:style style:name="T34" style:family="text">
      <style:text-properties officeooo:rsid="00122ce5"/>
    </style:style>
    <style:style style:name="T35" style:family="text">
      <style:text-properties officeooo:rsid="001293a2"/>
    </style:style>
    <style:style style:name="T36" style:family="text">
      <style:text-properties officeooo:rsid="001311e1"/>
    </style:style>
    <style:style style:name="T37" style:family="text">
      <style:text-properties officeooo:rsid="0014b8ea"/>
    </style:style>
    <style:style style:name="T38" style:family="text">
      <style:text-properties officeooo:rsid="00169bd3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545cm" text:min-label-width="0.635cm"/>
      </text:list-level-style-number>
      <text:list-level-style-number text:level="2" text:style-name="Numbering_20_Symbols" style:num-suffix="." style:num-format="1">
        <style:list-level-properties text:space-before="1.905cm" text:min-label-width="0.635cm"/>
      </text:list-level-style-number>
      <text:list-level-style-number text:level="3" text:style-name="Numbering_20_Symbols" style:num-suffix="." style:num-format="1">
        <style:list-level-properties text:space-before="2.54cm" text:min-label-width="0.635cm"/>
      </text:list-level-style-number>
      <text:list-level-style-number text:level="4" text:style-name="Numbering_20_Symbols" style:num-suffix="." style:num-format="1">
        <style:list-level-properties text:space-before="3.175cm" text:min-label-width="0.635cm"/>
      </text:list-level-style-number>
      <text:list-level-style-number text:level="5" text:style-name="Numbering_20_Symbols" style:num-suffix="." style:num-format="1">
        <style:list-level-properties text:space-before="3.81cm" text:min-label-width="0.635cm"/>
      </text:list-level-style-number>
      <text:list-level-style-number text:level="6" text:style-name="Numbering_20_Symbols" style:num-suffix="." style:num-format="1">
        <style:list-level-properties text:space-before="4.445cm" text:min-label-width="0.635cm"/>
      </text:list-level-style-number>
      <text:list-level-style-number text:level="7" text:style-name="Numbering_20_Symbols" style:num-suffix="." style:num-format="1">
        <style:list-level-properties text:space-before="5.08cm" text:min-label-width="0.635cm"/>
      </text:list-level-style-number>
      <text:list-level-style-number text:level="8" text:style-name="Numbering_20_Symbols" style:num-suffix="." style:num-format="1">
        <style:list-level-properties text:space-before="5.715cm" text:min-label-width="0.635cm"/>
      </text:list-level-style-number>
      <text:list-level-style-number text:level="9" text:style-name="Numbering_20_Symbols" style:num-suffix="." style:num-format="1">
        <style:list-level-properties text:space-before="6.35cm" text:min-label-width="0.635cm"/>
      </text:list-level-style-number>
      <text:list-level-style-number text:level="10" text:style-name="Numbering_20_Symbols" style:num-suffix="." style:num-format="1">
        <style:list-level-properties text:space-before="6.985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6">
      <text:list-level-style-number text:level="1" style:num-suffix=")" style:num-format="a">
        <style:list-level-properties text:space-before="-0.09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style:num-suffix=")" style:num-format="a">
        <style:list-level-properties text:space-before="-0.09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style:num-suffix="." style:num-format="1">
        <style:list-level-properties text:space-before="0.635cm"/>
      </text:list-level-style-number>
      <text:list-level-style-number text:level="2" text:style-name="Numbering_20_Symbols" style:num-suffix="." style:num-format="1">
        <style:list-level-properties text:space-before="0.635cm"/>
      </text:list-level-style-number>
      <text:list-level-style-number text:level="3" style:num-suffix="." style:num-format="1">
        <style:list-level-properties text:space-before="0.635cm"/>
      </text:list-level-style-number>
      <text:list-level-style-number text:level="4" style:num-suffix="." style:num-format="1">
        <style:list-level-properties text:space-before="0.635cm"/>
      </text:list-level-style-number>
      <text:list-level-style-number text:level="5" style:num-suffix="." style:num-format="1">
        <style:list-level-properties text:space-before="0.635cm"/>
      </text:list-level-style-number>
      <text:list-level-style-number text:level="6" style:num-suffix="." style:num-format="1">
        <style:list-level-properties text:space-before="0.635cm"/>
      </text:list-level-style-number>
      <text:list-level-style-number text:level="7" style:num-suffix="." style:num-format="1">
        <style:list-level-properties text:space-before="0.635cm"/>
      </text:list-level-style-number>
      <text:list-level-style-number text:level="8" style:num-suffix="." style:num-format="1">
        <style:list-level-properties text:space-before="0.635cm"/>
      </text:list-level-style-number>
      <text:list-level-style-number text:level="9" style:num-suffix="." style:num-format="1">
        <style:list-level-properties text:space-before="0.635cm"/>
      </text:list-level-style-number>
      <text:list-level-style-number text:level="10" style:num-suffix="." style:num-format="1">
        <style:list-level-properties text:space-before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8">Anexo III – DSIC <text:span text:style-name="T24">3 Cia F Esp</text:span></text:p>
      <text:p text:style-name="P3"/>
      <text:list xml:id="list2156524326" text:style-name="L1">
        <text:list-header>
          <text:p text:style-name="P39">Turma de TI</text:p>
          <text:p text:style-name="P36"/>
        </text:list-header>
      </text:list>
      <text:p text:style-name="P2"/>
      <text:list xml:id="list211653682985165" text:continue-numbering="true" text:style-name="L1">
        <text:list-header>
          <text:p text:style-name="P37">1. REQUISITOS DE SEGURANÇA FÍSICA DAS INSTALAÇÕES</text:p>
          <text:p text:style-name="P40"/>
        </text:list-header>
      </text:list>
      <text:list xml:id="list1096703646" text:style-name="L2">
        <text:list-item>
          <text:p text:style-name="P50">As salas que abrigam servidores da rede devem ter temperatura e umidade relativa do <text:span text:style-name="T26">ar-condicionado controlados</text:span>, dentro dos padrões das normas e colaborando com a máxima vida útil dos equipamentos.</text:p>
        </text:list-item>
        <text:list-item>
          <text:p text:style-name="P50">As salas que abrigam provedores de serviço de qualquer sistema devem ter os acessos controlados e restritos aos envolvidos na gerência dos mesmos.</text:p>
        </text:list-item>
        <text:list-item>
          <text:p text:style-name="P50">As salas que abrigam servidores de quaisquer sistemas devem ter disponíveis em seu interior e ao lado da porta, por fora, extintores de incêndio para uso em eletricidade.</text:p>
        </text:list-item>
        <text:list-item>
          <text:p text:style-name="P50">O acesso à sala dos servidores deve ser possível, preferencialmente, através do uso de controle eletrônico de acesso e/ou o acesso ser restrito somente <text:span text:style-name="T27">a</text:span> <text:span text:style-name="T27">militares da Turma de TI</text:span>.</text:p>
        </text:list-item>
        <text:list-item>
          <text:p text:style-name="P50">O cabeamento da rede não deve ficar exposto ou cruzar passagens de pessoas e viaturas.</text:p>
        </text:list-item>
        <text:list-item>
          <text:p text:style-name="P51">O sistema de alimentação elétrica da sala dos servidores deve ser feito em rede de 110V, 60Hz fornecida por dois sistemas de alimentação alternativos (<text:span text:style-name="T1">nobreaks</text:span>).</text:p>
        </text:list-item>
      </text:list>
      <text:p text:style-name="P24"/>
      <text:p text:style-name="P24"/>
      <text:list xml:id="list1306219066" text:style-name="L3">
        <text:list-header>
          <text:p text:style-name="P38">2. REQUISITOS DE SEGURANÇA DE HARDWARE</text:p>
          <text:p text:style-name="P41"/>
        </text:list-header>
      </text:list>
      <text:list xml:id="list211654391545559" text:continue-list="list1096703646" text:style-name="L2">
        <text:list-item text:start-value="1">
          <text:p text:style-name="P45">Todos os computadores do HGeS deverão ser identificados (<text:span text:style-name="T4">Registro Interno)</text:span> e deverão constar no OCSInventory com as informações detalhadas do seu <text:span text:style-name="T1">hardware</text:span>, nome, usuário e <text:s/>softwares instalados. Deverá ainda qualquer modificação ser informada ao detentor da carga pela <text:span text:style-name="T28">Turma de TI</text:span>. </text:p>
        </text:list-item>
        <text:list-item>
          <text:p text:style-name="P58">A alimentação elétrica dos servidores e dos principais equipamentos de conectividade da rede deve ser suprida por fonte ininterrupta de energia, <text:span text:style-name="T28">qu</text:span>e forneça proteção adicional contra subtensão, sobretensão e surtos de energia.</text:p>
        </text:list-item>
        <text:list-item>
          <text:p text:style-name="P59">Os gabinetes dos computadores d<text:span text:style-name="T28">a Força 3</text:span> devem ser lacrados de modo que só possam ser abertos por um membro da <text:span text:style-name="T28">Turma de TI</text:span>, preferencialmente, acompanhada pelo detentor da carga, registrando em ordem de serviço todas as alterações e serviços realizados.</text:p>
        </text:list-item>
        <text:list-item>
          <text:p text:style-name="P59">Os equipamentos que implementem a conectividade da rede só podem ser manuseados por pessoas qualificadas da <text:span text:style-name="T29">Turma de TI</text:span>.</text:p>
        </text:list-item>
        <text:list-item>
          <text:p text:style-name="P59">O uso de unidades removíveis de armazenamento é proibido, sendo permitido somente ao pessoal autorizado pelo <text:span text:style-name="T29">Comandante</text:span>.</text:p>
        </text:list-item>
        <text:list-item>
          <text:p text:style-name="P59">Todos computadores devem <text:span text:style-name="T29">ter desabilitado a</text:span> execução automática de quaisquer dispositivos móveis.</text:p>
        </text:list-item>
        <text:list-item>
          <text:p text:style-name="P59">Todos oc computadores devem ser configurados para que o antivírus verifique automaticamente todos os dispositivos de armazenamento removíveis (CD, DVD, pendrive, cartão de memória, HD externo etc.) conectados ao computador caso estejam habilitados para isso.</text:p>
        </text:list-item>
        <text:list-item>
          <text:p text:style-name="P50"><text:span text:style-name="T17">A </text:span><text:span text:style-name="T18">Turma de TI</text:span><text:span text:style-name="T17"> será responsavél por desconectar ou conectar dispositivos periféricos (impressoras, </text:span><text:span text:style-name="T23">Scanners</text:span><text:span text:style-name="T17">, </text:span><text:span text:style-name="T23">webcam</text:span><text:span text:style-name="T17">, etc) em qualquer computador d</text:span><text:span text:style-name="T18">a Força 3</text:span><text:span text:style-name="T17">, quando acionada.</text:span></text:p>
        </text:list-item>
      </text:list>
      <text:p text:style-name="P16">3. REQUISITOS DE SEGURANÇA DE SOFTWARE</text:p>
      <text:p text:style-name="P2"/>
      <text:list xml:id="list211654010956497" text:continue-list="list211654391545559" text:style-name="L2">
        <text:list-item text:start-value="1">
          <text:p text:style-name="P60">O sistema operacional de todos os computadores deve ser configurado para fazer atualizações automáticas de modo a estar sempre com as falhas conhecidas corrigidas.</text:p>
        </text:list-item>
        <text:list-item>
          <text:p text:style-name="P61">Todos os programas instalados devem, quando possível, ser configurados para fazer atualizações automáticas.</text:p>
        </text:list-item>
        <text:list-item>
          <text:p text:style-name="P52">É recomendável que um software de <text:span text:style-name="T1">firewall</text:span> pessoal seja instalado em cada computador.</text:p>
        </text:list-item>
        <text:list-item>
          <text:p text:style-name="P53">Utilizar somente software original e licenciado eu os constantes no Anexo E ao Plano de Padronização do Ambiente e Migração <text:s/>para software Livre no Exército Brasileiro publicado na separata ao BE Nr 17 de 30abril2010.</text:p>
        </text:list-item>
        <text:list-item>
          <text:p text:style-name="P53">Adotar programas de segurança em todos os computadores d<text:span text:style-name="T30">a Força 3</text:span>, utilizando software adquirido ou padronizado pelo Exército.</text:p>
        </text:list-item>
        <text:list-item>
          <text:p text:style-name="P63">São vedadas teleconferências, ainda que de assuntos ostensivos, utilizando-se de serviços não homologados pelo Exército, por intermédio do DCT.</text:p>
        </text:list-item>
        <text:list-item>
          <text:p text:style-name="P63">Priorizar a segurança da página da int<text:span text:style-name="T31">ranet</text:span> elaborando páginas simples, utilizando componentes de origem confiável, homologados pelo Departamento de Ciência e Tecnologia, observando o previsto nas IR 20-26.</text:p>
        </text:list-item>
        <text:list-item>
          <text:p text:style-name="P63">Observar as normas de contrainteligência não divulgando dados pessoais ou informações sobre a rotina da OM.</text:p>
        </text:list-item>
        <text:list-item>
          <text:p text:style-name="P63">Os servidores e os sistemas que armazenam dados corporativos devem conter mecanismos fortes de autenticação, conforme prevê o Art 47 das IR 13-15</text:p>
        </text:list-item>
        <text:list-item>
          <text:p text:style-name="P63">Deverão ser utilizados serviços criptográficos para o intercâmbio de informações (correio eletrônico corporativo, transferência de arquivos, etc.).</text:p>
        </text:list-item>
        <text:list-item>
          <text:p text:style-name="P63">Deverão ser protegidos os ativos de rede para evitar o furto de equipamentos que armazenem informações ou a interceptação do tráfego da rede (sniffers). Mesmo equipamentos obsoletos e descarregados podem armazenar dados sensíveis, facilmente recuperáveis. A mesma recomendação vale para equipamentos que deixarão a OM para manutenção. Os discos rígisdos deverão ser retirados e, se for o caso, formatados com software que elimine, definitivamente, os dados existentes (técnicas de wipe).</text:p>
        </text:list-item>
        <text:list-item>
          <text:p text:style-name="P63">Instalação de firewall pessoal em todos os computadores mantendo permanentemente atualizados e com as mais recentes correções de segurança.</text:p>
          <text:p text:style-name="P63"/>
          <text:p text:style-name="P46"/>
        </text:list-item>
      </text:list>
      <text:p text:style-name="P11">4. REQUISITOS DE SEGURANÇA DA REDE</text:p>
      <text:p text:style-name="P6"/>
      <text:list xml:id="list211653852659399" text:continue-list="list211654010956497" text:style-name="L2">
        <text:list-item text:start-value="1">
          <text:p text:style-name="P64">Cadastrar os usuários para que possam ter acesso aos recurso de TI d<text:span text:style-name="T32">a Força 3</text:span> e<text:span text:style-name="T15">stabelecendo uma política clara e supervisionada relativa ao descredenciamento de usuários que tenham sido transferidos ou mudados de função dentro d</text:span><text:span text:style-name="T16">a OMFesp</text:span><text:span text:style-name="T15">.</text:span></text:p>
        </text:list-item>
        <text:list-item>
          <text:p text:style-name="P64">Controlar o acesso a Internet, disponibilizando-o apenas às estações que efetivamente têm necessidade.</text:p>
        </text:list-item>
        <text:list-item>
          <text:p text:style-name="P64">Bloquear os sítios que reduzam a produtividade ou que são incompatíveis com a seriedade e a responsabilidade esperada no ambiente de trabalho.</text:p>
        </text:list-item>
        <text:list-item>
          <text:p text:style-name="P64">Configurar e otimizar o funcionamento de todos os equipamentos de rede d<text:span text:style-name="T32">a Força 3</text:span>.</text:p>
        </text:list-item>
        <text:list-item>
          <text:p text:style-name="P64">Monitorar o uso adequado, bem como o consumo de banda, no acesso à Internet de modo a detectar e corrigir prontamente quaisquer problemas ou comportamentos que possam afetar o desempenho da rede.</text:p>
        </text:list-item>
        <text:list-item>
          <text:p text:style-name="P64"><text:span text:style-name="T15">Configurar no servidor de arquivos cotas para o armazenamento de arquivo nas pastas das </text:span><text:span text:style-name="T16">Turmas</text:span><text:span text:style-name="T15">/</text:span><text:span text:style-name="T16">Seções</text:span><text:span text:style-name="T15"> d</text:span><text:span text:style-name="T16">a Força 3</text:span><text:span text:style-name="T15"> de acordo com o perfil de cada </text:span><text:span text:style-name="T16">Turma/</text:span><text:span text:style-name="T15">Seção. Esta cota poderá ser revista </text:span>mediante solicitação do chefe da <text:span text:style-name="T32">Turma/</text:span>Seção envolvida.</text:p>
        </text:list-item>
        <text:list-item>
          <text:p text:style-name="P64">Cada <text:span text:style-name="T32">turma/</text:span>seção deve possuir um grupo de usuários de rede que corresponda aos <text:soft-page-break/>integrantes da própria <text:span text:style-name="T32">turma/</text:span>seção, com direitos de acesso definidos pelo respectivo chefe de <text:span text:style-name="T32">turma/</text:span>seção e gerenciados pela <text:span text:style-name="T32">Turma de TI</text:span>.</text:p>
        </text:list-item>
        <text:list-item>
          <text:p text:style-name="P64">Os direitos e privilégios citados acima podem ser revogados ou alterados pela <text:span text:style-name="T32">Turma de TI</text:span>, sem prévio comunicado, para efeitos de manutenção, auditoria, ou suspeita de violação nos serviços da rede, e o fato comunicado ao <text:span text:style-name="T32">Comandante</text:span>.</text:p>
        </text:list-item>
        <text:list-item>
          <text:p text:style-name="P64">Quando detectados dentre os arquivos da <text:span text:style-name="T32">turma/</text:span>seção, arquivos pessoais (fotos, músicas, dados, etc) nos servidores de rede, estes arquivos deverão ser apagados e o fato informado ao Chefe da <text:span text:style-name="T32">Turma/</text:span>Seção.</text:p>
        </text:list-item>
        <text:list-item>
          <text:p text:style-name="P62">Controlar os limites para utilização do <text:span text:style-name="T1">e-mail</text:span> funcional d<text:span text:style-name="T32">a Força 3</text:span>, notificando o usuário do tráfego irregular. Os <text:span text:style-name="T1">e-mail</text:span>s suspeitos de conterem código malicioso ou destrutivo ficarão sujeitos a monitoramento e/ou remoção.</text:p>
        </text:list-item>
        <text:list-item>
          <text:p text:style-name="P62">Disponibilizar através de protocolos seguros (SSL) a conexão com os servidores de <text:span text:style-name="T1">e-mail</text:span> e serviços web, que necessitem autenticação. O envio de <text:span text:style-name="T1">e-mail</text:span> deve ser autenticado pelo servidor.</text:p>
        </text:list-item>
        <text:list-item>
          <text:p text:style-name="P64">Realizar a geração de relatórios dos sites acessados por usuário e, se necessário, esse relatório poderá ser usado para fins de informação ao <text:span text:style-name="T33">Comandante</text:span> e subsídio para possíveis medidas administrativas.</text:p>
        </text:list-item>
        <text:list-item>
          <text:p text:style-name="P64">As tentativas de acesso a serviços ou sítios proibidos devem ser registradas no sistema de segurança para posterior análise.</text:p>
        </text:list-item>
        <text:list-item>
          <text:p text:style-name="P65">Deverá observar e corrigir se as máquinas que operam <text:span text:style-name="T33">informações sensíveis têm</text:span> antivírus instalado e configurado para verificar automaticamente dispositivos removíveis conectados.</text:p>
        </text:list-item>
        <text:list-item>
          <text:p text:style-name="P65">Proteger os ativos de rede para evitar o furto de equipamentos que armazenem informações ou a interceptação do tráfego da rede.</text:p>
        </text:list-item>
        <text:list-item>
          <text:p text:style-name="P65">Manter um mecanismo forte de autenticação para os servidores e os sistemas que armazenam dados corporativos.</text:p>
          <text:p text:style-name="P65"/>
        </text:list-item>
      </text:list>
      <text:p text:style-name="P32"/>
      <text:p text:style-name="P11">5. REQUISITOS DE SEGURANÇA DA REDE SEM FIO</text:p>
      <text:p text:style-name="P5"/>
      <text:list xml:id="list211653319834518" text:continue-list="list211653852659399" text:style-name="L2">
        <text:list-item text:start-value="1">
          <text:p text:style-name="P64">Os dispositivos de rede sem fio devem ser configurados para criptografia utilizando o padrão mais resistente a invasões, com chave definida.</text:p>
        </text:list-item>
        <text:list-item>
          <text:p text:style-name="P66">Evitar a utilização de redes sem fio (wireless). Se for imprescindível seu emprego, adotar protocolos de proteção seguros atualizados e só permitir o acesso dos equipamentos previamente cadastrados (controle de endereço MAC).</text:p>
        </text:list-item>
        <text:list-item>
          <text:p text:style-name="P66">Deve haver uma distribuição dos canais <text:span text:style-name="T1">Wi-Fi</text:span> pelos pontos de acesso de modo a minimizar os níveis de interferência entre pontos de acesso adjacentes.</text:p>
        </text:list-item>
        <text:list-item>
          <text:p text:style-name="P66">Filtros de endereço MAC devem ser usados para controlar o acesso através de determinados pontos de acesso.</text:p>
        </text:list-item>
      </text:list>
      <text:p text:style-name="P33"/>
      <text:p text:style-name="P33"/>
      <text:p text:style-name="P13">6. REQUISITOS DE SEGURANÇA PARA O ACESSO À INTERNET</text:p>
      <text:p text:style-name="P15"/>
      <text:list xml:id="list3491520947" text:style-name="L4">
        <text:list-item>
          <text:p text:style-name="P67">Analisar solicitações para acesso à internet, e habilitar ou não o acesso de acordo com autorização dada pelo <text:span text:style-name="T34">Comandante.</text:span></text:p>
        </text:list-item>
        <text:list-item>
          <text:p text:style-name="P67">Havendo qualquer tipo de incidente de segurança, a máquina envolvida deverá ser retirada da rede para que a <text:span text:style-name="T34">Turma de TI</text:span> possa fazer uma varredura na máquina a fim de identificar causa/dano causado.</text:p>
        </text:list-item>
        <text:list-item>
          <text:p text:style-name="P67">No caso de violação da segurança de algum servidor existente, todos os acessos a esta rede devem ser desabilitados imediatamente, para se fazer o tratamento do incidente.</text:p>
        </text:list-item>
        <text:list-item>
          <text:p text:style-name="P67">Deve haver um servidor DNS na Intranet para ser usado pelos computadores internos.</text:p>
        </text:list-item>
      </text:list>
      <text:p text:style-name="P25"><text:soft-page-break/></text:p>
      <text:p text:style-name="P25"/>
      <text:p text:style-name="P27">7. ORIENTAÇÃO SOBRE SENHAS</text:p>
      <text:p text:style-name="P26"/>
      <text:list xml:id="list211654324127666" text:continue-list="list211653319834518" text:style-name="L2">
        <text:list-item text:start-value="1">
          <text:p text:style-name="P46">Para a conta de <text:span text:style-name="T1">root</text:span> ou administrador das máquinas de trabalho, deve ser adotada uma senha padrão. Tal senha deve ser mantida em sigilo para evitar a instalação de softwares adicionais pelo usuário.</text:p>
        </text:list-item>
      </text:list>
      <text:p text:style-name="P14"/>
      <text:p text:style-name="P14"/>
      <text:list xml:id="list3738684427" text:style-name="L5">
        <text:list-header>
          <text:p text:style-name="P47"><text:span text:style-name="T5">8. REQUISITOS DE </text:span><text:span text:style-name="T6">BACKUP</text:span><text:span text:style-name="T5"> </text:span></text:p>
          <text:p text:style-name="P48"/>
        </text:list-header>
      </text:list>
      <text:list xml:id="list211655146996980" text:continue-list="list211654324127666" text:style-name="L2">
        <text:list-item>
          <text:list>
            <text:list-item>
              <text:p text:style-name="P68">Deve ser feito um <text:span text:style-name="T1">backup</text:span> semanal do conteúdo dos servidores Servidor de arquivos, S<text:span text:style-name="T35">isbol</text:span>, SPED, Página da Intranet, e <text:span text:style-name="T35">demais serviços</text:span>.</text:p>
            </text:list-item>
            <text:list-item>
              <text:p text:style-name="P69">Deve ser feito um <text:span text:style-name="T1">backup</text:span> semanal do conteúdo dos servidores de DNS e <text:span text:style-name="T1">Proxy</text:span>.</text:p>
            </text:list-item>
            <text:list-item>
              <text:p text:style-name="P69">Deve ser feito um <text:span text:style-name="T1">backup</text:span> diário, e de preferência incremental, nos servidores de bancos de dados. Esses <text:span text:style-name="T1">backup</text:span>s devem ser automáticos e sempre depois do término do expediente.</text:p>
            </text:list-item>
            <text:list-item>
              <text:p text:style-name="P70">Todos os <text:span text:style-name="T1">backup</text:span>s dos servidores são de responsabilidade da <text:span text:style-name="T35">Turma de TI</text:span>, exceto o <text:span text:style-name="T1">backup</text:span> dos computadores dos usuários.</text:p>
            </text:list-item>
            <text:list-item>
              <text:p text:style-name="P69"><text:span text:style-name="T3">O </text:span><text:span text:style-name="T2">backup</text:span><text:span text:style-name="T3"> da Central Telefônica deverá ser semanal.</text:span></text:p>
            </text:list-item>
          </text:list>
        </text:list-item>
      </text:list>
      <text:p text:style-name="P34"/>
      <text:list xml:id="list211653985959001" text:continue-numbering="true" text:style-name="L2">
        <text:list-item>
          <text:list>
            <text:list-header>
              <text:p text:style-name="P70"/>
            </text:list-header>
          </text:list>
        </text:list-item>
      </text:list>
      <text:p text:style-name="P12">9. ATIVIDADES REALIZADAS</text:p>
      <text:p text:style-name="P35"/>
      <text:p text:style-name="P5"><text:s text:c="5"/>Manutenção de computadores</text:p>
      <text:list xml:id="list226391188" text:style-name="L6">
        <text:list-header>
          <text:p text:style-name="P42">a) Instalar Programas e configurar as máquinas de acordo com as necessidades dos usuários, bem como dar-lhes ciência <text:span text:style-name="T36">a respeito</text:span> dos recursos disponíveis;</text:p>
          <text:p text:style-name="P42">b) Identificar falhas e vulnerabilidades nas máquinas;</text:p>
          <text:p text:style-name="P42">c) Zelar pelo cumprimento da diretriz <text:s/>de segurança;</text:p>
          <text:p text:style-name="P42">d) Aplicar a política de migração para software livre;</text:p>
          <text:p text:style-name="P42">e) Inventariar todas as licenças de software proprietário substituído por solução livre. Estas licenças devem permanecer em poder d<text:span text:style-name="T36">a Força 3</text:span>, e informada à DMCEI sobre sua inventariação através do Oficial de Informática.</text:p>
          <text:p text:style-name="P42">f) Dar suporte aos sistemas corporativos como, SIMATEX, SISBOL e outros usados pel<text:span text:style-name="T36">a Força 3</text:span>.</text:p>
          <text:p text:style-name="P42">g) Distribuir as máquinas aos usuários, conforme determinação do Diretor, assessorando-os no preenchimento do <text:span text:style-name="T4">Termo de Recebimento de Estação de Trabalho</text:span> (TRET) e do <text:span text:style-name="T4">Termo de Responsabilidade Individual</text:span> (TRI). Tais modelos de documentos constam respectivamente nos Apêndices I e II.</text:p>
        </text:list-header>
      </text:list>
      <text:p text:style-name="P4"/>
      <text:p text:style-name="P5"><text:s text:c="6"/>Administração dos servidores</text:p>
      <text:list xml:id="list211653451678614" text:continue-list="list211653985959001" text:style-name="L2">
        <text:list-header>
          <text:p text:style-name="P71"><text:span text:style-name="T7">a) C</text:span>adastrar novos usuários, excluir usuários desligados ou afastados temporariamente, de acordo com a publicação em BI;</text:p>
          <text:p text:style-name="P71">b) Gerenciar os servidores;</text:p>
          <text:p text:style-name="P72">c) Garantir o <text:span text:style-name="T1">backup</text:span> dos dados armazenados nos servidores;</text:p>
          <text:p text:style-name="P71">d) Garantir o acesso restrito às instalações físicas da Sala dos Servidores;</text:p>
          <text:p text:style-name="P71">e) Garantir que os Servidores aceitem um número limitado de tentativas de acesso com falha de autenticação;</text:p>
          <text:p text:style-name="P71">g) Implementar senhas diferenciadas para acesso remoto ao servidor, às estações de trabalho, <text:s/>senha root e de administrador locais e de rede e senha de sistemas e banco de dados.</text:p>
        </text:list-header>
      </text:list>
      <text:p text:style-name="P31"/>
      <text:p text:style-name="P7"><text:soft-page-break/><text:s text:c="5"/>Administração de rede</text:p>
      <text:list xml:id="list3064350873" text:style-name="L7">
        <text:list-header>
          <text:p text:style-name="P43">a) Definir diretrizes (procedimentos escritos) para configuração e instalações de Sistemas e equipamentos de rede;</text:p>
          <text:p text:style-name="P43">b) Conceder ou revogar autorização de acesso e alocar endereços privilegiados, mediante solicitação formal;</text:p>
          <text:p text:style-name="P43">c) Conectar e desconectar sistemas e equipamentos da rede;</text:p>
          <text:p text:style-name="P43">d) Registrar nomes de equipamentos, sistemas e usuários;</text:p>
          <text:p text:style-name="P43">e) Monitorar sistemas e equipamentos da rede;</text:p>
          <text:p text:style-name="P44">f) Fiscalizar e inibir uso indevido ou abusivo dos recursos da rede;</text:p>
        </text:list-header>
      </text:list>
      <text:p text:style-name="P4"/>
      <text:p text:style-name="P4"/>
      <text:p text:style-name="P4"><text:s text:c="5"/><text:span text:style-name="T4">Administração de sistemas</text:span> </text:p>
      <text:p text:style-name="P4"><text:s/></text:p>
      <text:p text:style-name="P4"><text:s text:c="5"/>a) Instalar e manutenir sistemas no servidor;</text:p>
      <text:p text:style-name="P4"><text:s text:c="5"/>b) Manter os sistemas atualizados;</text:p>
      <text:p text:style-name="P4"><text:s text:c="5"/>c) Dar suporte aos usuários;</text:p>
      <text:p text:style-name="P4"><text:s text:c="3"/></text:p>
      <text:p text:style-name="P4"><text:s text:c="5"/><text:span text:style-name="T4">Gestão de Segurança</text:span></text:p>
      <text:p text:style-name="P5"/>
      <text:p text:style-name="P4"><text:span text:style-name="T4"><text:s text:c="4"/><text:tab/> </text:span>a) Revisar anualmente a DSIC mantendo-a constantemente atualizada;</text:p>
      <text:p text:style-name="P4"><text:s text:c="6"/>b) Implementar e fiscalizar o cumprimento da DSIC;</text:p>
      <text:list xml:id="list2755852765" text:style-name="L8">
        <text:list-item>
          <text:list>
            <text:list-header>
              <text:p text:style-name="P54">c) Promover a cultura de segurança da informação e comunicações;</text:p>
              <text:p text:style-name="P55">d) Acompanhar as investigações e o controle dos danos decorrentes de quebras de segurança;</text:p>
              <text:p text:style-name="P55">e) Propor recursos necessários às ações de segurança da informação e comunicações;</text:p>
              <text:p text:style-name="P55">f) Realizar e acompanhar estudos de novas tecnologias, quanto a possíveis impactos na segurança da informação e comunicações;</text:p>
              <text:p text:style-name="P55">g) Propor normas e procedimentos relativos à segurança da informação e comunicações no âmbito d<text:span text:style-name="T37">a Força 3</text:span>;</text:p>
              <text:p text:style-name="P55">h) <text:span text:style-name="T15">Estabelecer uma rotina de permanente conscientização dos integrantes <text:s/>da organização quanto ao emprego adequado dos recursos de Tecnologia da Informação e Comunicações (TIC) à disposição da OM;</text:span></text:p>
              <text:p text:style-name="P56">i) Divulgar com regularidade o cumprimento das diretrizes, manuais, instruções e normas em vigor no âmbito do Exército que tratam da Segurança da Informação e Comunicações (SIC);</text:p>
              <text:p text:style-name="P54"><text:span text:style-name="T21">j) </text:span><text:span text:style-name="T19">Manter um registro com o histórico dos problemas relativos à segurança, bem como outros problemas de software e de hardware, ainda que não sejam relativos à segurança da rede;</text:span></text:p>
              <text:p text:style-name="P57">k) Manter o controle dos acessos a conteúdos da Web (Sítios), realizando o bloqueio de sites impróprios, relacionando tentativas de acesso indevido por OM e gerando notificações periódicas oficiais aos responsáveis;</text:p>
              <text:p text:style-name="P57">l) Realizar auditorias periódicas, por amostragem, nos acessos à Internet pelos usuários d<text:span text:style-name="T37">a</text:span> <text:span text:style-name="T37">Força 3</text:span> sempre que possível no expediente da manhã. As tentativas de acesso negadas pelo sistema de segurança devem ser usadas para o aperfeiçoamento das regras de bloqueio, bem como para gerar informações relativas às sanções disciplinares decorrentes do não cumprimento das normas de segurança por parte dos usuários;</text:p>
              <text:p text:style-name="P54"><text:span text:style-name="T19">m) Atualizar as regras de filtros de </text:span><text:span text:style-name="T22">firewall</text:span><text:span text:style-name="T19"> definidas em documento específico, e de acordo com a </text:span><text:span text:style-name="T20">diretriz</text:span><text:span text:style-name="T19"> do escalão superior;</text:span></text:p>
              <text:p text:style-name="P54"><text:span text:style-name="T19">n) Verificar as regras de segurança do </text:span><text:span text:style-name="T22">Proxy</text:span><text:span text:style-name="T19"> definidas em documento específico, e de acordo com a </text:span><text:span text:style-name="T20">diretriz</text:span><text:span text:style-name="T19"> do escalão superior.</text:span></text:p>
            </text:list-header>
          </text:list>
        </text:list-item>
      </text:list>
      <text:p text:style-name="P9"><draw:frame draw:style-name="fr1" draw:name="Objeto3" text:anchor-type="paragraph" svg:x="-0.88cm" svg:y="1.215cm" svg:width="19.122cm" svg:height="25.107cm" draw:z-index="0"><draw:object xlink:href="./Object 3" xlink:type="simple" xlink:show="embed" xlink:actuate="onLoad"/><draw:image xlink:href="./ObjectReplacements/Object 3" xlink:type="simple" xlink:show="embed" xlink:actuate="onLoad"/></draw:frame><text:soft-page-break/>APÊNDICE I</text:p>
      <text:p text:style-name="P49">APÊNDICE II</text:p>
      <text:p text:style-name="P10"/>
      <text:p text:style-name="P10">TERMO DE RESPONSABILIDADE INDIVIDUAL (TRI)</text:p>
      <text:p text:style-name="P22"/>
      <text:p text:style-name="P18"><text:span text:style-name="T38">Manaus</text:span>, A<text:span text:style-name="T38">M</text:span> em <text:s/>__ de ___ de 20__.</text:p>
      <text:p text:style-name="P20"/>
      <text:p text:style-name="P19"><text:span text:style-name="T8"><text:tab/>Pelo presente instrumento, eu, </text:span><text:span text:style-name="T10">(</text:span><text:span text:style-name="T11">nome completo, </text:span><text:span text:style-name="T12">n</text:span><text:span text:style-name="T13">o</text:span><text:span text:style-name="T12"> da identidade</text:span><text:span text:style-name="T10">)</text:span><text:span text:style-name="T8">, <text:s/>perante Exército Brasileiro, doravante denominado EB, na qualidade de usuário do ambiente computacional de propriedade daquela Instituição, </text:span><text:span text:style-name="T9">declaro estar ciente </text:span><text:span text:style-name="T8">das normas de segurança de tecnologia da informação da OM, segundo as quais devo:</text:span></text:p>
      <text:p text:style-name="P28"/>
      <text:p text:style-name="P29">(a) <text:tab/>tratar a informação digital como patrimônio do EB e como um recurso que deva ter seu sigilo preservado, em consonância com a legislação vigente;</text:p>
      <text:p text:style-name="P29">(b) <text:tab/>utilizar as informações disponíveis e os sistemas e produtos computacionais, dos quais o EB é proprietário ou possui o direito de uso, exclusivamente para o interesse do serviço;</text:p>
      <text:p text:style-name="P29">(c)<text:tab/>preservar o conteúdo das informações sigilosas a que tiver acesso, sem divulgá-las para pessoas não autorizadas;</text:p>
      <text:p text:style-name="P29">(d) <text:tab/>não tentar obter acesso à informação cujo grau de sigilo não seja compatível com a minha Credencial de Segurança que eu não tenha autorização ou necessidade de conhecer;</text:p>
      <text:p text:style-name="P29">(e) <text:tab/>não compartilhar o uso de senha com outros usuários;</text:p>
      <text:p text:style-name="P29">(f) <text:tab/>não me fazer passar por outro usuário usando a sua identificação de acesso e senha;</text:p>
      <text:p text:style-name="P29">(g) <text:tab/>não alterar o endereço de rede ou qualquer outro dado de identificação do microcomputador de meu uso;</text:p>
      <text:p text:style-name="P29">(h) <text:tab/>no caso de exoneração, demissão, licenciamento, término de prestação de serviço ou qualquer tipo de afastamento, preservar o conteúdo das informações e documentos sigilosos a que tive acesso e não divulgá-los para pessoas não autorizadas;</text:p>
      <text:p text:style-name="P29">(j) <text:tab/>guardar segredo das minhas autenticações de acesso (senhas) utilizadas no ambiente computacional da OM, não cedendo, não transferindo, não divulgando e não permitindo o seu conhecimento por terceiros;</text:p>
      <text:p text:style-name="P29">(k) <text:tab/>não utilizar senha com sequência fácil ou óbvia de caracteres que facilite a sua descoberta e não escrever a senha em lugares visíveis ou de fácil acesso;</text:p>
      <text:p text:style-name="P29">(l) <text:tab/>utilizar, ao me afastar momentaneamente da minha estação de trabalho, descanso de tela (“<text:span text:style-name="T1">screen saver</text:span>”) protegido por senha, a fim de evitar que alguém possa ver as informações que estejam disponíveis na tela do computador;</text:p>
      <text:p text:style-name="P29">(m) <text:tab/>ao me ausentar do local de trabalho, momentaneamente ou ao término de minhas atividades diárias, certificar-me de que a sessão aberta no ambiente computacional com minha identificação foi fechada e as informações que exigem sigilo foram adequadamente salvaguardadas;</text:p>
      <text:p text:style-name="P29">(n) <text:tab/>comunicar imediatamente ao meu superior hierárquico e ao responsável pela segurança da informática da OM a ocorrência de qualquer evento que implique ameaça ou impedimento de cumprir os procedimentos de segurança estabelecidos;</text:p>
      <text:p text:style-name="P29">(p) <text:tab/>responder, perante o EB, as auditorias e ao Oficial responsável pela segurança da informática da OM, por acessos, tentativas de acessos ou uso indevido da informação digital realizados com a minha identificação ou autenticação;</text:p>
      <text:p text:style-name="P29">(q) <text:tab/>não praticar quaisquer atos que possam afetar o sigilo ou a integridade da informação;</text:p>
      <text:p text:style-name="P29">(r) <text:tab/>estar ciente de que toda informação digital armazenada e processada no ambiente computacional da OM pode ser auditada, como no caso de páginas informativas (“<text:span text:style-name="T1">sites</text:span>” ) visitadas por mim;</text:p>
      <text:p text:style-name="P29">(s) <text:tab/>não transmitir, copiar ou reter arquivos contendo textos, fotos, filmes ou quaisquer outros registros que contrariem a moral, os bons costumes e a legislação vigente;</text:p>
      <text:p text:style-name="P29">(t) <text:tab/>não transferir qualquer tipo de arquivo que pertença ao EB para outro local, seja por meio magnético ou não, exceto no interesse do serviço e mediante autorização da autoridade competente;</text:p>
      <text:p text:style-name="P29">(u) <text:tab/>estar ciente de que o processamento, o trâmite e o armazenamento de arquivos que não sejam de interesse do serviço são expressamente proibidos no ambiente computacional da OM;</text:p>
      <text:p text:style-name="P29">(v) <text:tab/>estar ciente de que o EB poderá auditar os arquivos em trâmite ou armazenados nos equipamentos do ambiente computacional da OM sob meu uso ou responsabilidade;</text:p>
      <text:p text:style-name="P29">(w) <text:tab/>estar ciente de que o correio eletrônico é de uso exclusivo para o interesse do serviço e qualquer correspondência eletrônica originada ou retransmitida no ambiente computacional da OM deve obedecer este preceito; e</text:p>
      <text:p text:style-name="P29">(x) <text:tab/>estar ciente de que o EB poderá auditar as correspondências eletrônicas originadas ou retransmitidas por mim no ambiente computacional da OM.</text:p>
      <text:p text:style-name="P30"/>
      <text:p text:style-name="Corpo_20_de_20_texto_20_2"><text:tab/>Desta forma, estou ciente da minha responsabilidade pelas consequências decorrentes da não observância do acima exposto e da legislação vigente.</text:p>
      <text:p text:style-name="P21"/>
      <text:p text:style-name="P21"/>
      <text:p text:style-name="P2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8">Nome Completo, n</text:span><text:span text:style-name="T14">o</text:span><text:span text:style-name="T8"> da identidade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Ume P Gothic" svg:font-family="'Ume P Gothic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fo:font-size="9pt" style:font-size-asian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 text:consecutive-numbering="true">
      <text:list-level-style-number text:level="1" style:num-suffix="." style:num-format="1">
        <style:list-level-properties text:space-before="-0.0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space-before="-0.09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style style:name="MT1" style:family="text">
      <style:text-properties officeooo:rsid="0008fee7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1.0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Anexo II<text:span text:style-name="MT1">I</text:span> – DSIC <text:span text:style-name="MT1">3 Cia F Esp</text:span><text:tab/><text:tab/>Página <text:page-number text:select-page="current">6</text:page-number>/<text:page-count>7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5T11:56:41.53</meta:creation-date>
    <meta:editing-duration>PT2H59M36S</meta:editing-duration>
    <meta:editing-cycles>38</meta:editing-cycles>
    <meta:generator>LibreOffice/6.1.0.3$Windows_X86_64 LibreOffice_project/efb621ed25068d70781dc026f7e9c5187a4decd1</meta:generator>
    <dc:date>2018-09-11T21:16:18.509000000</dc:date>
    <meta:document-statistic meta:table-count="1" meta:image-count="0" meta:object-count="1" meta:page-count="7" meta:paragraph-count="140" meta:word-count="2835" meta:character-count="18408" meta:non-whitespace-character-count="15674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 Unicode" svg:font-family="'Lucida Sans Unicode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86mm"/>
    </style:style>
    <style:style style:name="co2" style:family="table-column">
      <style:table-column-properties fo:break-before="auto" style:column-width="11.18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16.49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27.69mm"/>
    </style:style>
    <style:style style:name="co8" style:family="table-column">
      <style:table-column-properties fo:break-before="auto" style:column-width="16.77mm"/>
    </style:style>
    <style:style style:name="co9" style:family="table-column">
      <style:table-column-properties fo:break-before="auto" style:column-width="14.82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9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17.46mm" fo:break-before="auto" style:use-optimal-row-height="false"/>
    </style:style>
    <style:style style:name="ro4" style:family="table-row">
      <style:table-row-properties style:row-height="9.53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15.08mm" fo:break-before="auto" style:use-optimal-row-height="false"/>
    </style:style>
    <style:style style:name="ro9" style:family="table-row">
      <style:table-row-properties style:row-height="4.59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ff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Lucida Sans Unicode" fo:font-size="10pt" fo:font-style="normal" fo:text-shadow="none" style:text-underline-style="none" fo:font-weight="normal" style:font-size-asian="10pt" style:font-style-asian="normal" style:font-weight-asian="normal" style:font-name-complex="Lucida Sans Unicode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tru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Lucida Sans Unicode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0.9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Arial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font-weight-asian="normal" style:font-weight-complex="normal"/>
    </style:style>
    <style:style style:name="T4" style:family="text">
      <style:text-properties style:use-window-font-color="true" style:font-name="Arial" fo:font-size="10pt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5" style:family="text">
      <style:text-properties style:use-window-font-color="true" style:font-name="Arial" fo:font-size="10pt" style:text-line-through-type="none" fo:font-style="normal" style:text-outline="false" fo:text-shadow="none" style:text-position="0% 100%" style:font-size-asian="10pt" style:font-size-complex="10pt" style:font-style-asian="normal" style:font-style-complex="normal" fo:font-weight="normal" style:text-underline-style="none" style:text-underline-color="font-color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TERMO DE RECEBIMENTO DE ESTAÇÃO DE TRABALHO (TRET)</text:p>
          </table:table-cell>
          <table:covered-table-cell table:number-columns-repeated="10" table:style-name="ce11"/>
        </table:table-row>
        <table:table-row table:style-name="ro2">
          <table:table-cell table:style-name="ce2" table:number-columns-repeated="10"/>
          <table:table-cell table:style-name="ce4"/>
        </table:table-row>
        <table:table-row table:style-name="ro2">
          <table:table-cell table:style-name="ce3" office:value-type="string" calcext:value-type="string">
            <text:p>RI nº:</text:p>
          </table:table-cell>
          <table:table-cell table:style-name="ce3" office:value-type="string" calcext:value-type="string">
            <text:p>***</text:p>
          </table:table-cell>
          <table:table-cell table:style-name="ce4" table:number-columns-repeated="3"/>
          <table:table-cell table:style-name="ce3" office:value-type="string" calcext:value-type="string">
            <text:p>TRET nº:</text:p>
          </table:table-cell>
          <table:table-cell table:style-name="ce3" office:value-type="string" calcext:value-type="string">
            <text:p>***</text:p>
          </table:table-cell>
          <table:table-cell table:style-name="ce4" table:number-columns-repeated="4"/>
        </table:table-row>
        <table:table-row table:style-name="ro2">
          <table:table-cell table:style-name="ce4" table:number-columns-repeated="11"/>
        </table:table-row>
        <table:table-row table:style-name="ro2">
          <table:table-cell table:style-name="ce4" table:number-columns-repeated="5"/>
          <table:table-cell table:style-name="ce16"/>
          <table:table-cell table:style-name="ce28" office:value-type="string" calcext:value-type="string" table:number-columns-spanned="5" table:number-rows-spanned="1">
            <text:p>Manaus, MA, em __ de ______ de 20__.</text:p>
          </table:table-cell>
          <table:covered-table-cell table:number-columns-repeated="4" table:style-name="ce28"/>
        </table:table-row>
        <table:table-row table:style-name="ro2">
          <table:table-cell table:style-name="ce4" table:number-columns-repeated="11"/>
        </table:table-row>
        <table:table-row table:style-name="ro3">
          <table:table-cell table:style-name="ce12" office:value-type="string" calcext:value-type="string" table:number-columns-spanned="11" table:number-rows-spanned="1">
            <text:p>     <text:span text:style-name="T1">Pelo presente instrumento, o(s) militar(es) abaixo assinado(s), perante o Exército Brasileiro, doravante denominado EB, na qualidade de usuário do ambiente computacional de propriedade daquela instituição </text:span><text:span text:style-name="T2">declara(m) ter(em) recebido desta OM </text:span><text:span text:style-name="T3">uma estação de trabalho com as seguintes configurações:</text:span></text:p>
          </table:table-cell>
          <table:covered-table-cell table:number-columns-repeated="10" table:style-name="ce12"/>
        </table:table-row>
        <table:table-row table:style-name="ro2">
          <table:table-cell table:style-name="ce13" office:value-type="string" calcext:value-type="string" table:number-columns-spanned="4" table:number-rows-spanned="1">
            <text:p><text:s text:c="3"/>1 - De identificação:</text:p>
          </table:table-cell>
          <table:covered-table-cell table:number-columns-repeated="3" table:style-name="ce13"/>
          <table:table-cell table:style-name="ce4" table:number-columns-repeated="7"/>
        </table:table-row>
        <table:table-row table:style-name="ro2">
          <table:table-cell table:style-name="ce4"/>
          <table:table-cell table:style-name="ce13" office:value-type="string" calcext:value-type="string" table:number-columns-spanned="3" table:number-rows-spanned="1">
            <text:p>Endereço Físico de Rede:</text:p>
          </table:table-cell>
          <table:covered-table-cell table:number-columns-repeated="2" table:style-name="ce13"/>
          <table:table-cell table:style-name="ce26" office:value-type="string" calcext:value-type="string" table:number-columns-spanned="3" table:number-rows-spanned="1">
            <text:p>XXXXXXXXXXXXXXXXXXX</text:p>
          </table:table-cell>
          <table:covered-table-cell table:number-columns-repeated="2" table:style-name="ce26"/>
          <table:table-cell table:style-name="ce4" table:number-columns-repeated="4"/>
        </table:table-row>
        <table:table-row table:style-name="ro2">
          <table:table-cell table:style-name="ce4"/>
          <table:table-cell table:style-name="ce13" office:value-type="string" calcext:value-type="string" table:number-columns-spanned="3" table:number-rows-spanned="1">
            <text:p>Identificação da Máquina:</text:p>
          </table:table-cell>
          <table:covered-table-cell table:number-columns-repeated="2" table:style-name="ce13"/>
          <table:table-cell table:style-name="ce26" office:value-type="string" calcext:value-type="string" table:number-columns-spanned="3" table:number-rows-spanned="1">
            <text:p>XXXXXXXXXXXXXXXXXXX</text:p>
          </table:table-cell>
          <table:covered-table-cell table:number-columns-repeated="2" table:style-name="ce26"/>
          <table:table-cell table:style-name="ce4" table:number-columns-repeated="4"/>
        </table:table-row>
        <table:table-row table:style-name="ro2">
          <table:table-cell table:style-name="ce4" table:number-columns-repeated="11"/>
        </table:table-row>
        <table:table-row table:style-name="ro2">
          <table:table-cell table:style-name="ce4"/>
          <table:table-cell table:style-name="ce21" office:value-type="string" calcext:value-type="string" table:number-columns-spanned="2" table:number-rows-spanned="1">
            <text:p>Hardware:</text:p>
          </table:table-cell>
          <table:covered-table-cell table:style-name="ce21"/>
          <table:table-cell table:style-name="ce4" table:number-columns-repeated="8"/>
        </table:table-row>
        <table:table-row table:style-name="ro2">
          <table:table-cell table:style-name="ce4"/>
          <table:table-cell table:style-name="ce23" office:value-type="string" calcext:value-type="string" table:number-columns-spanned="3" table:number-rows-spanned="1">
            <text:p>Identificação</text:p>
          </table:table-cell>
          <table:covered-table-cell table:number-columns-repeated="2" table:style-name="ce23"/>
          <table:table-cell table:style-name="ce23" office:value-type="string" calcext:value-type="string" table:number-columns-spanned="2" table:number-rows-spanned="1">
            <text:p>Marca / Modelo</text:p>
          </table:table-cell>
          <table:covered-table-cell table:style-name="ce23"/>
          <table:table-cell table:style-name="ce18" office:value-type="string" calcext:value-type="string">
            <text:p>Lacre</text:p>
          </table:table-cell>
          <table:table-cell table:style-name="ce23" office:value-type="string" calcext:value-type="string" table:number-columns-spanned="2" table:number-rows-spanned="1">
            <text:p>Nº Patrimonial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Entrada SPD</text:p>
          </table:table-cell>
          <table:covered-table-cell table:style-name="ce23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4" office:value-type="string" calcext:value-type="string" table:number-columns-spanned="10" table:number-rows-spanned="1">
            <text:p>Dentro do Gabinete</text:p>
          </table:table-cell>
          <table:covered-table-cell table:number-columns-repeated="9" table:style-name="ce24"/>
        </table:table-row>
        <table:table-row table:style-name="ro2">
          <table:table-cell table:style-name="ce4"/>
          <table:table-cell table:style-name="ce23" office:value-type="string" calcext:value-type="string" table:number-columns-spanned="3" table:number-rows-spanned="1">
            <text:p>Identificação</text:p>
          </table:table-cell>
          <table:covered-table-cell table:number-columns-repeated="2" table:style-name="ce23"/>
          <table:table-cell table:style-name="ce23" office:value-type="string" calcext:value-type="string" table:number-columns-spanned="2" table:number-rows-spanned="1">
            <text:p>Marca / Modelo</text:p>
          </table:table-cell>
          <table:covered-table-cell table:style-name="ce23"/>
          <table:table-cell table:style-name="ce18" office:value-type="string" calcext:value-type="string">
            <text:p>Lacre</text:p>
          </table:table-cell>
          <table:table-cell table:style-name="ce23" office:value-type="string" calcext:value-type="string" table:number-columns-spanned="2" table:number-rows-spanned="1">
            <text:p>Nº Patrimonial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Entrada SPD</text:p>
          </table:table-cell>
          <table:covered-table-cell table:style-name="ce23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3" table:number-rows-spanned="1">
            <text:p>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2" table:number-rows-spanned="1">
            <text:p>XXXXXXXXXXXXXXX</text:p>
          </table:table-cell>
          <table:covered-table-cell table:style-name="ce21"/>
          <table:table-cell table:style-name="ce19" office:value-type="string" calcext:value-type="string">
            <text:p>XXXXX</text:p>
          </table:table-cell>
          <table:table-cell table:style-name="ce21" office:value-type="string" calcext:value-type="string" table:number-columns-spanned="2" table:number-rows-spanned="1">
            <text:p>XXXXXXXXXXXXXXXXX</text:p>
          </table:table-cell>
          <table:covered-table-cell table:style-name="ce21"/>
          <table:table-cell table:style-name="ce21" office:value-type="string" calcext:value-type="string" table:number-columns-spanned="2" table:number-rows-spanned="1">
            <text:p>XXXXXXXXXXXX</text:p>
          </table:table-cell>
          <table:covered-table-cell table:style-name="ce21"/>
        </table:table-row>
        <table:table-row table:style-name="ro4">
          <table:table-cell table:style-name="ce12" office:value-type="string" calcext:value-type="string" table:number-columns-spanned="11" table:number-rows-spanned="1">
            <text:p>     <text:span text:style-name="T1">Os materiais existentes dentro do GABINETE fica sob responsabilidade da Turma de TI, </text:span><text:span text:style-name="T4">enquanto</text:span><text:span text:style-name="T5"> permanecer intacto o(s) lacre(s) do referido Gabinete.</text:span></text:p>
          </table:table-cell>
          <table:covered-table-cell table:number-columns-repeated="10" table:style-name="ce12"/>
        </table:table-row>
        <table:table-row table:style-name="ro5">
          <table:table-cell table:style-name="ce7" table:number-columns-repeated="11"/>
        </table:table-row>
        <table:table-row table:style-name="ro2">
          <table:table-cell table:style-name="ce13" office:value-type="string" calcext:value-type="string" table:number-columns-spanned="5" table:number-rows-spanned="1">
            <text:p><text:s text:c="3"/>2 - De instalação de programas:</text:p>
          </table:table-cell>
          <table:covered-table-cell table:number-columns-repeated="4" table:style-name="ce13"/>
          <table:table-cell table:style-name="ce4" table:number-columns-repeated="6"/>
        </table:table-row>
        <table:table-row table:style-name="ro2">
          <table:table-cell table:style-name="ce4"/>
          <table:table-cell table:style-name="ce21" office:value-type="string" calcext:value-type="string" table:number-columns-spanned="4" table:number-rows-spanned="1">
            <text:p>XXXXXXXXXXXXXXXXXXXXXXXXXX</text:p>
          </table:table-cell>
          <table:covered-table-cell table:number-columns-repeated="3" table:style-name="ce21"/>
          <table:table-cell table:style-name="ce21" office:value-type="string" calcext:value-type="string" table:number-columns-spanned="3" table:number-rows-spanned="1">
            <text:p>XXXXXXX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XXXXXXXXXXXXXXXXXXX</text:p>
          </table:table-cell>
          <table:covered-table-cell table:number-columns-repeated="2"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4" table:number-rows-spanned="1">
            <text:p>XXXXXXXXXXXXXXXXXXXXXXXXXX</text:p>
          </table:table-cell>
          <table:covered-table-cell table:number-columns-repeated="3" table:style-name="ce21"/>
          <table:table-cell table:style-name="ce21" office:value-type="string" calcext:value-type="string" table:number-columns-spanned="3" table:number-rows-spanned="1">
            <text:p>XXXXXXX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XXXXXXXXXXXXXXXXXXX</text:p>
          </table:table-cell>
          <table:covered-table-cell table:number-columns-repeated="2"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4" table:number-rows-spanned="1">
            <text:p>XXXXXXXXXXXXXXXXXXXXXXXXXX</text:p>
          </table:table-cell>
          <table:covered-table-cell table:number-columns-repeated="3" table:style-name="ce21"/>
          <table:table-cell table:style-name="ce21" office:value-type="string" calcext:value-type="string" table:number-columns-spanned="3" table:number-rows-spanned="1">
            <text:p>XXXXXXX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XXXXXXXXXXXXXXXXXXX</text:p>
          </table:table-cell>
          <table:covered-table-cell table:number-columns-repeated="2"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4" table:number-rows-spanned="1">
            <text:p>XXXXXXXXXXXXXXXXXXXXXXXXXX</text:p>
          </table:table-cell>
          <table:covered-table-cell table:number-columns-repeated="3" table:style-name="ce21"/>
          <table:table-cell table:style-name="ce21" office:value-type="string" calcext:value-type="string" table:number-columns-spanned="3" table:number-rows-spanned="1">
            <text:p>XXXXXXX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XXXXXXXXXXXXXXXXXXX</text:p>
          </table:table-cell>
          <table:covered-table-cell table:number-columns-repeated="2" table:style-name="ce21"/>
        </table:table-row>
        <table:table-row table:style-name="ro2">
          <table:table-cell table:style-name="ce4"/>
          <table:table-cell table:style-name="ce21" office:value-type="string" calcext:value-type="string" table:number-columns-spanned="4" table:number-rows-spanned="1">
            <text:p>XXXXXXXXXXXXXXXXXXXXXXXXXX</text:p>
          </table:table-cell>
          <table:covered-table-cell table:number-columns-repeated="3" table:style-name="ce21"/>
          <table:table-cell table:style-name="ce21" office:value-type="string" calcext:value-type="string" table:number-columns-spanned="3" table:number-rows-spanned="1">
            <text:p>XXXXXXXXXXXXXXXXXXXXXXX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XXXXXXXXXXXXXXXXXXX</text:p>
          </table:table-cell>
          <table:covered-table-cell table:number-columns-repeated="2" table:style-name="ce21"/>
        </table:table-row>
        <table:table-row table:style-name="ro2">
          <table:table-cell table:style-name="ce4"/>
          <table:table-cell table:style-name="ce14"/>
          <table:table-cell table:style-name="ce4" table:number-columns-repeated="9"/>
        </table:table-row>
        <table:table-row table:style-name="ro6">
          <table:table-cell table:style-name="ce8" office:value-type="string" calcext:value-type="string" table:number-columns-spanned="11" table:number-rows-spanned="1">
            <text:p><text:s text:c="3"/>3 - De senha de acesso à máquina inicialmente estabelecida pela Turma de TI da Força 3 e que deverá ser alterada por mim, sendo do meu conhecimento exclusivo; e</text:p>
          </table:table-cell>
          <table:covered-table-cell table:number-columns-repeated="10" table:style-name="ce12"/>
        </table:table-row>
        <table:table-row table:style-name="ro7">
          <table:table-cell table:style-name="ce12" office:value-type="string" calcext:value-type="string" table:number-columns-spanned="11" table:number-rows-spanned="1">
            <text:p>  <text:span text:style-name="T1">4 - De senha de configuração de Bios, de conhecimento exclusivo da Turma de TI e a qual não devo tomar conhecimento.</text:span></text:p>
          </table:table-cell>
          <table:covered-table-cell table:number-columns-repeated="10" table:style-name="ce12"/>
        </table:table-row>
        <table:table-row table:style-name="ro8">
          <table:table-cell table:style-name="ce20" office:value-type="string" calcext:value-type="string" table:number-columns-spanned="11" table:number-rows-spanned="1">
            <text:p><text:s text:c="5"/>Assim, quaisquer alterações ou inclusões nos dados acima são de minha inteira responsabilidade e devem ser previamente autorizada pela Turma de TI, conforme previsto nas normas de Segurança de Tecnologia da Informação da OM.</text:p>
          </table:table-cell>
          <table:covered-table-cell table:number-columns-repeated="10" table:style-name="ce20"/>
        </table:table-row>
        <table:table-row table:style-name="ro9">
          <table:table-cell table:style-name="ce21" office:value-type="string" calcext:value-type="string" table:number-columns-spanned="5" table:number-rows-spanned="1">
            <text:p>______-feira, __ de ________ de 20__.</text:p>
          </table:table-cell>
          <table:covered-table-cell table:number-columns-repeated="4" table:style-name="ce21"/>
          <table:table-cell table:style-name="ce4" table:number-columns-repeated="6"/>
        </table:table-row>
        <table:table-row table:style-name="ro2">
          <table:table-cell table:style-name="ce4" office:value-type="string" calcext:value-type="string">
            <text:p>Assinatura do militar:_______________________________________________</text:p>
          </table:table-cell>
          <table:table-cell table:style-name="ce4" table:number-columns-repeated="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Nome Completo e Identidade</text:p>
          </table:table-cell>
          <table:table-cell table:style-name="ce4" table:number-columns-repeated="6"/>
        </table:table-row>
        <table:table-row table:style-name="ro2">
          <table:table-cell table:style-name="ce4" table:number-columns-repeated="11"/>
        </table:table-row>
        <table:table-row table:style-name="ro2" table:number-rows-repeated="104853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 Unicode" svg:font-family="'Lucida Sans Unicode'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style:font-name="Arial" fo:font-family="Arial" style:font-family-generic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/00/0000</text:date>, <text:time style:data-style-name="N2" text:time-value="21:10:36.3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